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officeooo:paragraph-rsid="000c7965"/>
    </style:style>
    <style:style style:name="P3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f885" officeooo:paragraph-rsid="0016f885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f885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7" style:family="paragraph" style:parent-style-name="Preformatted_20_Text">
      <style:text-properties officeooo:paragraph-rsid="0016f885"/>
    </style:style>
    <style:style style:name="P8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9" style:family="paragraph" style:parent-style-name="Preformatted_20_Text">
      <style:text-properties officeooo:paragraph-rsid="0015da3f"/>
    </style:style>
    <style:style style:name="P10" style:family="paragraph" style:parent-style-name="Preformatted_20_Text">
      <style:text-properties fo:font-size="20pt" officeooo:rsid="0016f885" officeooo:paragraph-rsid="0016f885" style:font-size-asian="20pt" style:font-size-complex="20pt"/>
    </style:style>
    <style:style style:name="P11" style:family="paragraph" style:parent-style-name="Preformatted_20_Text">
      <style:text-properties fo:font-size="20pt" officeooo:paragraph-rsid="0016f885" style:font-size-asian="20pt" style:font-size-complex="20pt"/>
    </style:style>
    <style:style style:name="P12" style:family="paragraph" style:parent-style-name="Preformatted_20_Text">
      <style:text-properties officeooo:paragraph-rsid="00187b90"/>
    </style:style>
    <style:style style:name="P13" style:family="paragraph" style:parent-style-name="Preformatted_20_Text">
      <style:text-properties fo:font-size="18pt" officeooo:rsid="00187b90" officeooo:paragraph-rsid="00187b90" style:font-size-asian="18pt" style:font-size-complex="18pt"/>
    </style:style>
    <style:style style:name="P14" style:family="paragraph" style:parent-style-name="Preformatted_20_Text">
      <style:text-properties fo:font-size="18pt" officeooo:rsid="001a7848" officeooo:paragraph-rsid="001a7848" style:font-size-asian="18pt" style:font-size-complex="18pt"/>
    </style:style>
    <style:style style:name="P15" style:family="paragraph" style:parent-style-name="Standard">
      <style:text-properties officeooo:paragraph-rsid="000a0946"/>
    </style:style>
    <style:style style:name="P16" style:family="paragraph" style:parent-style-name="Standard">
      <style:text-properties fo:font-size="16pt" officeooo:rsid="0016f885" officeooo:paragraph-rsid="0016f885" style:font-size-asian="16pt" style:font-size-complex="16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f885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7b9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f885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7b90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87b90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6f885"/>
    </style:style>
    <style:style style:name="T12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87b90" style:font-name-asian="Liberation Mono" style:font-size-asian="20pt" style:font-name-complex="Liberation Mono" style:font-size-complex="20pt"/>
    </style:style>
    <style:style style:name="T13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6f885" style:font-name-asian="Liberation Mono" style:font-size-asian="20pt" style:font-name-complex="Liberation Mono" style:font-size-complex="20pt"/>
    </style:style>
    <style:style style:name="T14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a7848" style:font-name-asian="Liberation Mono" style:font-size-asian="20pt" style:font-name-complex="Liberation Mono" style:font-size-complex="20pt"/>
    </style:style>
    <style:style style:name="T15" style:family="text">
      <style:text-properties fo:font-variant="normal" fo:text-transform="none" fo:color="#212121" loext:opacity="100%" style:text-position="super 58%" style:font-name="Roboto Mono" fo:letter-spacing="normal" fo:font-style="normal" fo:font-weight="normal" style:font-name-asian="Liberation Mono" style:font-name-complex="Liberation Mono"/>
    </style:style>
    <style:style style:name="T16" style:family="text">
      <style:text-properties fo:font-variant="normal" fo:text-transform="none" fo:color="#212121" loext:opacity="100%" style:text-position="super 58%" style:font-name="Roboto Mono" fo:font-size="20pt" fo:letter-spacing="normal" fo:font-style="normal" fo:font-weight="normal" officeooo:rsid="00187b90" style:font-name-asian="Liberation Mono" style:font-size-asian="20pt" style:font-name-complex="Liberation Mono" style:font-size-complex="20pt"/>
    </style:style>
    <style:style style:name="T17" style:family="text">
      <style:text-properties fo:font-size="36pt" officeooo:rsid="000a0946" style:font-size-asian="36pt" style:font-size-complex="36pt"/>
    </style:style>
    <style:style style:name="T18" style:family="text">
      <style:text-properties fo:font-size="36pt" officeooo:rsid="0016f885" style:font-size-asian="36pt" style:font-size-complex="36pt"/>
    </style:style>
    <style:style style:name="T19" style:family="text">
      <style:text-properties officeooo:rsid="0016f885"/>
    </style:style>
    <style:style style:name="T20" style:family="text">
      <style:text-properties officeooo:rsid="00187b90"/>
    </style:style>
    <style:style style:name="T21" style:family="text">
      <style:text-properties style:text-position="0% 100%"/>
    </style:style>
    <style:style style:name="T22" style:family="text">
      <style:text-properties officeooo:rsid="001a78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8">Cure</text:span><text:span text:style-name="T17"> – </text:span><text:span text:style-name="T18">Friday I’m in Love</text:span></text:p>
      <text:p text:style-name="P16"><text:span text:style-name="T19">N</text:span>ot Ur Girlfrenz version</text:p>
      <text:p text:style-name="P3"/>
      <text:p text:style-name="P12"><text:span text:style-name="T6">[Organ Intro] </text:span></text:p>
      <text:p text:style-name="P12"><text:span text:style-name="T7">B</text:span><text:span text:style-name="T6"> </text:span><text:span text:style-name="T7">E</text:span><text:span text:style-name="T6"> | </text:span><text:span text:style-name="T7">B</text:span><text:span text:style-name="T6"> </text:span><text:span text:style-name="T7">F#</text:span><text:span text:style-name="T6"> | </text:span><text:span text:style-name="T7">g#m</text:span><text:span text:style-name="T6"> </text:span><text:span text:style-name="T7">E | B | </text:span></text:p>
      <text:p text:style-name="P4"/>
      <text:p text:style-name="P7"><text:span text:style-name="T1">[</text:span><text:span text:style-name="T7">Verse</text:span><text:span text:style-name="T1">] </text:span></text:p>
      <text:p text:style-name="P11"><text:span text:style-name="T10">B</text:span><text:span text:style-name="T11"> | </text:span><text:span text:style-name="T10">E</text:span><text:span text:style-name="T11"> | </text:span><text:span text:style-name="T10">B</text:span><text:span text:style-name="T11"> | </text:span><text:span text:style-name="T10">F#</text:span><text:span text:style-name="T11"> | </text:span><text:span text:style-name="T10">g#m</text:span><text:span text:style-name="T11"> | </text:span><text:span text:style-name="T10">E#</text:span><text:span text:style-name="T11"> | </text:span><text:span text:style-name="T10">B</text:span><text:span text:style-name="T11"> | </text:span><text:span text:style-name="T10">F# [3x]</text:span></text:p>
      <text:p text:style-name="P12"><text:span text:style-name="T12">1</text:span><text:span text:style-name="T16">st</text:span><text:span text:style-name="T12"> </text:span><text:span text:style-name="T14">x</text:span><text:span text:style-name="T12"> instrumental</text:span></text:p>
      <text:p text:style-name="P6"/>
      <text:p text:style-name="P2"><text:span text:style-name="T1">[</text:span><text:span text:style-name="T4">Chorus</text:span><text:span text:style-name="T1">]</text:span></text:p>
      <text:p text:style-name="P9"><text:span text:style-name="T7">E</text:span><text:span text:style-name="T6"> | </text:span><text:span text:style-name="T7">F#</text:span><text:span text:style-name="T6"> | </text:span><text:span text:style-name="T7">g#m</text:span><text:span text:style-name="T6"> | </text:span><text:span text:style-name="T7">E</text:span><text:span text:style-name="T6"> | </text:span><text:span text:style-name="T7">B</text:span><text:span text:style-name="T6"> | </text:span><text:span text:style-name="T7">F#</text:span><text:span text:style-name="T5"> [</text:span><text:span text:style-name="T6">1</text:span><text:span text:style-name="T5">x]</text:span></text:p>
      <text:p text:style-name="P8"/>
      <text:p text:style-name="P5">[Bridge]</text:p>
      <text:p text:style-name="P7"><text:span text:style-name="T12">E</text:span><text:span text:style-name="T13"> | </text:span><text:span text:style-name="T12">F#</text:span><text:span text:style-name="T13"> | </text:span><text:span text:style-name="T14">g#m</text:span><text:span text:style-name="T13"> | </text:span><text:span text:style-name="T14">E</text:span><text:span text:style-name="T13"> [</text:span><text:span text:style-name="T14">4</text:span><text:span text:style-name="T13">x]</text:span></text:p>
      <text:p text:style-name="P10"><text:span text:style-name="T9"/></text:p>
      <text:p text:style-name="P13"><text:span text:style-name="T9">2</text:span><text:span text:style-name="T15">nd</text:span><text:span text:style-name="T9"> Verse has a break at end.</text:span></text:p>
      <text:p text:style-name="P14"><text:span text:style-name="T9">After bridge, solo voices with drum bea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2T01:27:13.039956437</dc:date>
    <meta:editing-duration>PT1H24M2S</meta:editing-duration>
    <meta:editing-cycles>10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3" meta:word-count="78" meta:character-count="290" meta:non-whitespace-character-count="221"/>
  </office:meta>
</office:document-meta>
</file>